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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3" style:family="paragraph"/>
    <style:style style:name="P3" style:parent-style-name="Standard" style:list-style-name="LFO3" style:family="paragraph"/>
    <style:style style:name="P4" style:parent-style-name="Standard" style:list-style-name="LFO3" style:family="paragraph"/>
    <style:style style:name="P5" style:parent-style-name="Standard" style:list-style-name="LFO3" style:family="paragraph"/>
    <style:style style:name="T6" style:parent-style-name="Policepardéfaut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7" style:parent-style-name="Policepardéfaut" style:family="text">
      <style:text-properties style:font-name="Arial" style:font-name-complex="Arial" fo:font-size="10.5pt" style:font-size-asian="10.5pt" style:font-size-complex="10.5pt" fo:background-color="#FFFFFF"/>
    </style:style>
    <style:style style:name="T8" style:parent-style-name="Policepardéfaut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9" style:parent-style-name="Standard" style:list-style-name="LFO4" style:family="paragraph"/>
    <style:style style:name="P10" style:parent-style-name="Standard" style:list-style-name="LFO4" style:family="paragraph"/>
    <style:style style:name="P11" style:parent-style-name="Standard" style:list-style-name="LFO4" style:family="paragraph"/>
    <style:style style:name="P12" style:parent-style-name="Standard" style:list-style-name="LFO4" style:family="paragraph"/>
    <style:style style:name="P13" style:parent-style-name="Standard" style:list-style-name="LFO4" style:family="paragraph"/>
    <style:style style:name="P14" style:parent-style-name="Standard" style:list-style-name="LFO4" style:family="paragraph"/>
    <style:style style:name="P15" style:parent-style-name="Standard" style:list-style-name="LFO5" style:family="paragraph"/>
    <style:style style:name="P16" style:parent-style-name="Standard" style:list-style-name="LFO5" style:family="paragraph"/>
    <style:style style:name="P17" style:parent-style-name="Standard" style:list-style-name="LFO5" style:family="paragraph"/>
    <style:style style:name="P18" style:parent-style-name="Paragraphedeliste" style:list-style-name="WWNum1" style:family="paragraph"/>
    <style:style style:name="P19" style:parent-style-name="Paragraphedeliste" style:list-style-name="WWNum1" style:family="paragraph"/>
    <style:style style:name="P20" style:parent-style-name="Paragraphedeliste" style:list-style-name="WWNum1" style:family="paragraph"/>
    <style:style style:name="P21" style:parent-style-name="Paragraphedeliste" style:list-style-name="WWNum1" style:family="paragraph"/>
    <style:style style:name="P22" style:parent-style-name="Paragraphedeliste" style:list-style-name="WWNum1" style:family="paragraph"/>
    <style:style style:name="P23" style:parent-style-name="Paragraphedeliste" style:list-style-name="WWNum1" style:family="paragraph"/>
    <style:style style:name="P24" style:parent-style-name="Paragraphedeliste" style:list-style-name="WWNum1" style:family="paragraph"/>
    <style:style style:name="P25" style:parent-style-name="Paragraphedeliste" style:list-style-name="WWNum1" style:family="paragraph"/>
    <style:style style:name="P26" style:parent-style-name="Paragraphedeliste" style:list-style-name="WWNum1" style:family="paragraph"/>
    <style:style style:name="P27" style:parent-style-name="Paragraphedeliste" style:family="paragraph">
      <style:paragraph-properties fo:margin-left="2in">
        <style:tab-stops/>
      </style:paragraph-properties>
    </style:style>
    <style:style style:name="P28" style:parent-style-name="Paragraphedeliste" style:list-style-name="WWNum1" style:family="paragraph"/>
    <style:style style:name="P29" style:parent-style-name="Paragraphedeliste" style:list-style-name="WWNum1" style:family="paragraph"/>
    <style:style style:name="P30" style:parent-style-name="Paragraphedeliste" style:list-style-name="WWNum1" style:family="paragraph"/>
    <style:style style:name="P31" style:parent-style-name="Paragraphedeliste" style:list-style-name="WWNum1" style:family="paragraph"/>
    <style:style style:name="P32" style:parent-style-name="Paragraphedeliste" style:list-style-name="WWNum1" style:family="paragraph"/>
    <style:style style:name="P33" style:parent-style-name="Standard" style:family="paragraph">
      <style:paragraph-properties fo:margin-left="1.75in">
        <style:tab-stops/>
      </style:paragraph-properties>
    </style:style>
    <style:style style:name="P34" style:parent-style-name="Standard" style:list-style-name="LFO8" style:family="paragraph"/>
    <style:style style:name="T35" style:parent-style-name="Policepardéfaut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36" style:parent-style-name="Standard" style:list-style-name="LFO7" style:family="paragraph"/>
    <style:style style:name="P37" style:parent-style-name="Standard" style:list-style-name="WWNum1" style:family="paragraph"/>
    <style:style style:name="P38" style:parent-style-name="Standard" style:list-style-name="WWNum1" style:family="paragraph"/>
    <style:style style:name="T39" style:parent-style-name="Policepardéfaut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40" style:parent-style-name="Standard" style:family="paragraph">
      <style:paragraph-properties fo:margin-left="1in">
        <style:tab-stops/>
      </style:paragraph-properties>
    </style:style>
    <style:style style:name="P41" style:parent-style-name="Standard" style:list-style-name="WWNum1" style:family="paragraph"/>
    <style:style style:name="P42" style:parent-style-name="Standard" style:list-style-name="LFO7" style:family="paragraph"/>
    <style:style style:name="P43" style:parent-style-name="Standard" style:list-style-name="WWNum1" style:family="paragraph"/>
    <style:style style:name="P44" style:parent-style-name="Standard" style:list-style-name="WWNum1" style:family="paragraph"/>
    <style:style style:name="P45" style:parent-style-name="Standard" style:list-style-name="WWNum1" style:family="paragraph"/>
    <style:style style:name="P46" style:parent-style-name="Standard" style:list-style-name="LFO7" style:family="paragraph"/>
    <style:style style:name="P47" style:parent-style-name="Standard" style:list-style-name="WWNum1" style:family="paragraph"/>
    <style:style style:name="P48" style:parent-style-name="Standard" style:family="paragraph">
      <style:paragraph-properties fo:margin-left="2in">
        <style:tab-stops/>
      </style:paragraph-properties>
    </style:style>
    <style:style style:name="P49" style:parent-style-name="Standard" style:list-style-name="LFO7" style:family="paragraph"/>
    <style:style style:name="P50" style:parent-style-name="Standard" style:list-style-name="WWNum1" style:family="paragraph"/>
    <style:style style:name="P51" style:parent-style-name="Standard" style:list-style-name="WWNum1" style:family="paragraph"/>
    <style:style style:name="P52" style:parent-style-name="Standard" style:list-style-name="WWNum1" style:family="paragraph"/>
    <style:style style:name="P53" style:parent-style-name="Standard" style:list-style-name="WWNum1" style:family="paragraph"/>
    <style:style style:name="P54" style:parent-style-name="Standard" style:family="paragraph">
      <style:paragraph-properties fo:margin-left="0.5in">
        <style:tab-stops/>
      </style:paragraph-properties>
    </style:style>
    <style:style style:name="P55" style:parent-style-name="Standard" style:list-style-name="WWNum1" style:family="paragraph"/>
    <style:style style:name="P56" style:parent-style-name="Standard" style:list-style-name="WWNum1" style:family="paragraph"/>
    <style:style style:name="P57" style:parent-style-name="Standard" style:list-style-name="WWNum1" style:family="paragraph"/>
    <style:style style:name="P58" style:parent-style-name="Standard" style:list-style-name="WWNum1" style:family="paragraph"/>
    <style:style style:name="P59" style:parent-style-name="Standard" style:list-style-name="WWNum1" style:family="paragraph"/>
    <style:style style:name="P60" style:parent-style-name="Standard" style:list-style-name="WWNum1" style:family="paragraph"/>
    <style:style style:name="P61" style:parent-style-name="Standard" style:list-style-name="WWNum1" style:family="paragraph"/>
  </office:automatic-styles>
  <office:body>
    <office:text text:use-soft-page-breaks="true">
      <text:p text:style-name="P1">TOR</text:p>
      <text:p text:style-name="Standard"/>
      <text:p text:style-name="Standard">PLAN</text:p>
      <text:list text:style-name="LFO3" text:continue-numbering="true">
        <text:list-item>
          <text:p text:style-name="P2">HISTOIRE DE TOR</text:p>
        </text:list-item>
        <text:list-item>
          <text:p text:style-name="P3">LE ROUTAGE EN OIGNON</text:p>
        </text:list-item>
        <text:list-item>
          <text:p text:style-name="P4">SES FAILLES</text:p>
        </text:list-item>
        <text:list-item>
          <text:p text:style-name="P5">SES OUTILS</text:p>
        </text:list-item>
      </text:list>
      <text:p text:style-name="Standard"/>
      <text:p text:style-name="Standard">Principe du routage en oignon développé au milieu des années 1990 par les employés de l’United Stats Naval<text:s/>Research Laboratory,<text:s/><text:span text:style-name="T6">le </text:span><text:span text:style-name="T7">mathématicien</text:span><text:span text:style-name="T8"> Paul Syverson et les informaticiens Michael G. Reed et David Goldschlag</text:span></text:p>
      <text:list text:style-name="LFO4" text:continue-numbering="true">
        <text:list-item>
          <text:p text:style-name="P9">But : Protéger les communications des écoutes et analyses de trafic</text:p>
        </text:list-item>
        <text:list-item>
          <text:p text:style-name="P10">Approfondi en 1997 par la Defense Advanced Research Projects Agency</text:p>
        </text:list-item>
        <text:list-item>
          <text:p text:style-name="P11">Version alpha de TOR lancée le 20 Septembre 2002</text:p>
        </text:list-item>
        <text:list-item>
          <text:p text:style-name="P12">The Tor Project fondé en Décembre 2006 : organisation à but non lucratif</text:p>
        </text:list-item>
        <text:list-item>
          <text:p text:style-name="P13">Seconde génération de routage en oignon (première : Commotion → était remplie de défauts)</text:p>
        </text:list-item>
      </text:list>
      <text:p text:style-name="Standard"/>
      <text:p text:style-name="Standard">Logiciel libre sous licence BSD révisée -&gt; permet de<text:s/>réutiliser tout ou une partie du logiciel sans restriction</text:p>
      <text:list text:style-name="LFO4" text:continue-numbering="true">
        <text:list-item>
          <text:p text:style-name="P14">Prix du logiciel libre 2010</text:p>
        </text:list-item>
      </text:list>
      <text:p text:style-name="Standard">Principaux usages</text:p>
      <text:list text:style-name="LFO5" text:continue-numbering="true">
        <text:list-item>
          <text:p text:style-name="P15">Protection contre la surveillance (analyse de trafic)</text:p>
        </text:list-item>
        <text:list-item>
          <text:p text:style-name="P16">Contourner la censure</text:p>
        </text:list-item>
        <text:list-item>
          <text:p text:style-name="P17">Eviter toute forme d’autorité et de contrôle</text:p>
        </text:list-item>
      </text:list>
      <text:p text:style-name="Standard"/>
      <text:p text:style-name="Standard">The Onion Router = Le routage<text:s/>en oignon</text:p>
      <text:list text:style-name="WWNum1">
        <text:list-item>
          <text:p text:style-name="P18">Connexions passent par plusieurs proxys</text:p>
          <text:list text:continue-numbering="true">
            <text:list-item>
              <text:p text:style-name="P19">Chaque proxy chiffre les paquets chacun leur tour</text:p>
              <text:list text:continue-numbering="true">
                <text:list-item>
                  <text:list>
                    <text:list-item>
                      <text:p text:style-name="P20">Seul le dernier proxy connait le message</text:p>
                    </text:list-item>
                  </text:list>
                </text:list-item>
              </text:list>
            </text:list-item>
          </text:list>
        </text:list-item>
      </text:list>
      <text:p text:style-name="Standard">TOR prend en charge le DNS distant (faire des recherches DNS à partir d’un proxy)</text:p>
      <text:p text:style-name="Standard">Pas de HTTPS nécessaire avec TOR</text:p>
      <text:list text:style-name="WWNum1" text:continue-numbering="true">
        <text:list-item>
          <text:p text:style-name="P21">L’extension .onion fait le travail</text:p>
          <text:soft-page-break/>
          <text:list text:continue-numbering="true">
            <text:list-item>
              <text:p text:style-name="P22">Utilisable qu’avec TOR</text:p>
            </text:list-item>
            <text:list-item>
              <text:p text:style-name="P23">Evite les requêtes DNS et construit directement un chemin vers le relais du réseau TOR</text:p>
            </text:list-item>
            <text:list-item>
              <text:p text:style-name="P24">Génération du nom de domaine à partir de clés cryptographiques générées par TOR (c’est l’inverse en HTTPS)</text:p>
              <text:list text:continue-numbering="true">
                <text:list-item>
                  <text:p text:style-name="P25">Les<text:s/>clés identifient tout relais du réseau TOR voulant héberger un site web avec un domaine en .onion</text:p>
                  <text:list text:continue-numbering="true">
                    <text:list-item>
                      <text:p text:style-name="P26">Permet de s’assurer que le site n’a pas été hacké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text:style-name="WWNum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8">Les seuls acteurs qui chiffrent le message font partis du réseau TOR, il ne peut donc pas être intercepté<text:s/>et lu</text:p>
                    </text:list-item>
                    <text:list-item>
                      <text:p text:style-name="P29">Permet d’échapper aux autorités de certification</text:p>
                      <text:list text:continue-numbering="true">
                        <text:list-item>
                          <text:p text:style-name="P30">L’identité du propriétaire du site reste donc anonym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Le chemin utilisé pour accéder au relais TOR destinataire est changé au bout d’un certain temps afin qu’il soit plus difficile d’être tracé</text:p>
      <text:p text:style-name="Standard"/>
      <text:p text:style-name="Standard">En passant par des proxys grâce à TOR, la censure peut être contournée. Cependant le pays peut interdire l’accès aux relais TOR présents dans la liste publique</text:p>
      <text:list text:style-name="WWNum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1">Des bridges privés ont été mis en place afin que la connexion soit tout de même réalisée, ils restent<text:s/>privés afin que les FAI ne les ban pa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Les relais fournis pour TOR sont gratuits</text:p>
      <text:list text:style-name="WWNum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2">L’utilisateur n’a pas besoin de renseigner des moyens de paiement et ne peut donc pas être tracé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Déroulement d’une connexion :</text:p>
      <text:p text:style-name="Standard">Récupération d’une liste de nœuds TOR depuis<text:s/>un serveur → client choisit aléatoirement un chemin à parcourir à travers certains de ces nœuds</text:p>
      <text:p text:style-name="Standard"><text:tab/>=&gt; Chaque nœud choisi connaît seulement les adresses IP de son prédécesseur et son successeur</text:p>
      <text:p text:style-name="Standard"><text:tab/>=&gt; Premier nœud est le seul à connaître l’adresse IP du client</text:p>
      <text:p text:style-name="Standard"><text:tab/>=&gt; Les paquets sont liés à un identifiant aléatoire correspondant au client et choisi au moment de la construction du circuit</text:p>
      <text:p text:style-name="Standard">La construction du circuit se fait grâce à la cryptographie hybride</text:p>
      <text:soft-page-break/>
      <text:p text:style-name="Standard"><text:tab/>=&gt; <text:s/>associe la cryptographie asymétrique à la cryptographie symétrique</text:p>
      <text:p text:style-name="Standard"><text:tab/><text:tab/>→ On chiffre le message avec une clé aléatoire par chiffrement symétrique</text:p>
      <text:p text:style-name="Standard"><text:tab/><text:tab/>→ on effectue un chiffrement asymétrique sur la clé aléatoire avec clé publique / clé privée</text:p>
      <text:p text:style-name="Standard">Client chiffre son paquet de nombreuses fois avant de le diffuser</text:p>
      <text:p text:style-name="Standard"><text:tab/>1) <text:s/>client chiffre son paquet TCP avec clef publique du dernier nœud n</text:p>
      <text:p text:style-name="Standard"><text:tab/>2) paquet TCP chiffré avec clef publique de l’avant-dernier nœud n-1</text:p>
      <text:p text:style-name="Standard"><text:tab/>3) paquet TCP chiffré avec clef publique de l’avant-dernier nœud n-2</text:p>
      <text:p text:style-name="Standard"><text:tab/>4) …</text:p>
      <text:p text:style-name="Standard"><text:tab/>5) La dernière fois paquet TCP chiffré avec la<text:s/>clef publique du premier nœud, numérotée 1</text:p>
      <text:p text:style-name="Standard">Les relais déchiffrent le paquet lors de la réception</text:p>
      <text:p text:style-name="Standard"><text:tab/>1) Le premier relai déchiffre le paquet avec sa clé numérotée 1</text:p>
      <text:p text:style-name="Standard"><text:tab/>2) …</text:p>
      <text:p text:style-name="Standard"><text:tab/>3) Dernier serveur déchiffre ce paquet avec sa propre clé privée n et obtient l’original</text:p>
      <text:p text:style-name="Standard"/>
      <text:p text:style-name="Standard">Navigateur donne la possibilité d’utiliser un serveur mandataire personnel (ex : privoxy)</text:p>
      <text:p text:style-name="Standard"><text:tab/>- Envoie requête au serveur mandataire</text:p>
      <text:p text:style-name="Standard"><text:tab/>- Serveur récupère l’information (non anonyme) puis l’envoie par SOCKS au client TOR</text:p>
      <text:p text:style-name="Standard"><text:tab/>- Le chemin vu précédemment est ensuite créé, et le mécanisme est mis en marche</text:p>
      <text:p text:style-name="Standard"><text:tab/>- Le nœud de sortie envoie la requête<text:tab/></text:p>
      <text:p text:style-name="Standard"><text:tab/><text:tab/>=&gt; permet d’être plus anonyme en utilisant TOR (mais ralentissement possible)</text:p>
      <text:p text:style-name="Standard"/>
      <text:p text:style-name="Standard">TOR ne supporte pas les paquets UDP, TCP doit donc être utilisé.</text:p>
      <text:p text:style-name="Standard"/>
      <text:p text:style-name="Standard">Les failles :<text:s/></text:p>
      <text:p text:style-name="P33"/>
      <text:list text:style-name="LFO7">
        <text:list-item text:start-value="1">
          <text:p text:style-name="P34">La NSA aurait mis en place plusieurs nœuds Tor afin de collecter des informations sur le réseau +<text:s/><text:span text:style-name="T35">efforts de recherche du GCHQ (Government Communications Headquaters) à l'encontre du réseau Tor</text:span></text:p>
        </text:list-item>
      </text:list>
      <text:p text:style-name="Standard"/>
      <text:list text:style-name="LFO7" text:continue-numbering="true">
        <text:list-item>
          <text:p text:style-name="P36">Le<text:s/>javascript peut révéler certaines informations de l’utilisateur malgré l’utilisation de TOR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7">Utilisation d’extensions comme « No Script » pour échapper à tous codes JS présents sur les pages web</text:p>
                    </text:list-item>
                  </text:list>
                </text:list-item>
              </text:list>
            </text:list-item>
            <text:list-item>
              <text:p text:style-name="P38">Ex :<text:s/><text:span text:style-name="T39">le 29 novembre 2016, la faille SVG est découverte</text:span></text:p>
            </text:list-item>
          </text:list>
        </text:list-item>
      </text:list>
      <text:p text:style-name="P40">Utiliser un fichier HTML et un fichier JS pour accéder à « VirtualAlloc » (outil d’allocation de mémoire de Firefox) via « kernel32.dll »</text:p>
      <text:list text:style-name="WWNum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1">Permet d’ajouter du code malveillant</text:p>
                    </text:list-item>
                  </text:list>
                </text:list-item>
              </text:list>
            </text:list-item>
          </text:list>
        </text:list-item>
      </text:list>
      <text:list text:style-name="LFO7" text:continue-numbering="true">
        <text:list-item>
          <text:p text:style-name="P42"><text:span text:style-name="ListLabel5"><text:s/></text:span><text:span text:style-name="ListLabel5">Attaque de Time Pattern :</text:span></text:p>
        </text:list-item>
      </text:list>
      <text:list text:style-name="WWNum1" text:continue-numbering="true">
        <text:list-item>
          <text:list>
            <text:list-item>
              <text:p text:style-name="P43"><text:span text:style-name="ListLabel5">T</text:span><text:span text:style-name="ListLabel5">or rend normalement impossible le traçage de communication</text:span></text:p>
              <text:list text:continue-numbering="true">
                <text:list-item>
                  <text:list>
                    <text:list-item>
                      <text:p text:style-name="P44"><text:span text:style-name="ListLabel5">La seule solution est d’écouter les<text:s/></text:span><text:span text:style-name="ListLabel5">nœuds d’entrée et de sortie, nécessite cependant une écoute de grande ampleur sur de nombreux nœuds de sortie du réseau</text:span></text:p>
                      <text:list text:continue-numbering="true">
                        <text:list-item>
                          <text:p text:style-name="P45"><text:span text:style-name="ListLabel5">Chances d’écoute peut être augmentées si le pirate donne lui-même un motif temporel au flux, en inondant un nœud et en ralentissant donc</text:span><text:span text:style-name="ListLabel5"><text:s/>le temps de traitement de la machine. Une signature temporelle sera donc associée aux paquets qui traversent le nœu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7" text:continue-numbering="true">
        <text:list-item>
          <text:p text:style-name="P46"><text:span text:style-name="ListLabel5">Affaire Playpen (site pédopornographique) : FBI a pris possession du site mais il leur était difficile d’accéder aux adresses IP des utili</text:span><text:span text:style-name="ListLabel5">sateurs car ils utilisaient TOR.</text:span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7"><text:span text:style-name="ListLabel5">Intégration d’un NIT (technique d’investigation sur réseau), malware permettant de récupérer des informations des utilisateurs grâce à une faille de Mozilla Firefox (TOR browser basé sur Firefox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><text:span text:style-name="ListLabel5"><text:s text:c="4"/>= 8000 adresses IP récu</text:span><text:span text:style-name="ListLabel5">pérées à travers le monde</text:span></text:p>
      <text:list text:style-name="LFO7" text:continue-numbering="true">
        <text:list-item>
          <text:p text:style-name="P49"><text:span text:style-name="ListLabel5">Silk Road (site de ventes de drogues) : FBI a réussi à trouver l’identité du propriétaire mais n’a pas voulu communiquer sur la faille utilisée pour qu’elle ne soit pas corrigée</text:span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50"><text:span text:style-name="ListLabel5">Le FBI aurait pris illégalement possession d’un serv</text:span><text:span text:style-name="ListLabel5">eur hébergeant le sit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Les outils :</text:p>
      <text:p text:style-name="Standard">Tor Browser : navigateur web libre basé sur Mozilla Firefox ESR<text:s/></text:p>
      <text:list text:style-name="WWNum1" text:continue-numbering="true">
        <text:list-item>
          <text:p text:style-name="P51">Bloque extensions Flash et Javascript</text:p>
        </text:list-item>
        <text:list-item>
          <text:p text:style-name="P52">Extension HTTPS Everywhere directement intégrée (permet d’accéder qu’aux site ayant un protocole sécurisé HTTPS)</text:p>
        </text:list-item>
        <text:list-item>
          <text:p text:style-name="P53">Extension No script intégrée (permet de bloquer le Javascript)</text:p>
        </text:list-item>
      </text:list>
      <text:p text:style-name="P54"/>
      <text:list text:style-name="WWNum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55">Navigateur sécurisé protégeant l’anonymat et les malwares<text:s/>et bien géré par mozilla (faille SVG corrigée en 24 heures)</text:p>
                    </text:list-item>
                  </text:list>
                </text:list-item>
              </text:list>
            </text:list-item>
          </text:list>
        </text:list-item>
      </text:list>
      <text:p text:style-name="Standard">Tails (The Amnesic Incognito Live System) : Distribution GNU/Linux basée sur la sécurité.</text:p>
      <text:list text:style-name="WWNum1" text:continue-numbering="true">
        <text:list-item>
          <text:p text:style-name="P56">Préserve la vie privée et l’anonymat</text:p>
        </text:list-item>
        <text:list-item>
          <text:p text:style-name="P57">Toutes les connexions réseau transitent par le réseau TOR, sinon elles sont bloquées</text:p>
        </text:list-item>
        <text:list-item>
          <text:p text:style-name="P58">Bootable à partir d’un live DVD ou d’un live USB</text:p>
        </text:list-item>
        <text:list-item>
          <text:p text:style-name="P59">Ne laisse aucune trace sur la machine à part<text:s/>s’il<text:s/>est explicitement autorisé à le faire</text:p>
        </text:list-item>
        <text:list-item>
          <text:p text:style-name="P60">Intègre directement Tor Browser</text:p>
        </text:list-item>
      </text:list>
      <text:p text:style-name="Standard">Orbot :<text:s/>Application Android permettant d’utilisant le TOR Browser sur mobile</text:p>
      <text:list text:style-name="WWNum1" text:continue-numbering="true">
        <text:list-item>
          <text:p text:style-name="P61">Possibilité de changer son chemin de connexion très facilement</text:p>
        </text:list-item>
      </text:list>
      <text:p text:style-name="Standard">The Pirate Bay : Système de serveurs<text:s/>informatiques permettant<text:s/>le partage de fichiers en pair à pair et basé sur le protocole de communication BitTorrent</text:p>
      <text:p text:style-name="Standard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111in" fo:line-height="103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Lucida 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asian="Calibri" style:font-name-complex="Calibri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asian="Calibri" style:font-name-complex="Tahoma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 style:font-name-asian="Calibri" style:font-name-complex="Tahoma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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font-name-asian="Calibri" style:font-name-complex="Tahoma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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is Robert</meta:initial-creator>
    <dc:creator>Alexis Robert</dc:creator>
    <meta:creation-date>2018-05-25T11:14:00Z</meta:creation-date>
    <dc:date>2018-06-17T17:07:00Z</dc:date>
    <meta:template xlink:href="Normal" xlink:type="simple"/>
    <meta:editing-cycles>50</meta:editing-cycles>
    <meta:editing-duration>PT818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4" meta:word-count="1099" meta:character-count="7131" meta:row-count="50" meta:non-whitespace-character-count="6046"/>
  </office:meta>
</office:document-meta>
</file>